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9.851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1.012cm"/>
    </style:style>
    <style:style style:name="co5" style:family="table-column">
      <style:table-column-properties fo:break-before="auto" style:column-width="4.436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0.803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3.092cm"/>
    </style:style>
    <style:style style:name="co10" style:family="table-column">
      <style:table-column-properties fo:break-before="auto" style:column-width="2.71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0.689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4.113cm"/>
    </style:style>
    <style:style style:name="co15" style:family="table-column">
      <style:table-column-properties fo:break-before="auto" style:column-width="3.84cm"/>
    </style:style>
    <style:style style:name="co16" style:family="table-column">
      <style:table-column-properties fo:break-before="auto" style:column-width="1.37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11"/>
    <style:style style:name="ce24" style:family="table-cell" style:parent-style-name="Default" style:data-style-name="N114"/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18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10" table:number-columns-repeated="38" table:default-cell-style-name="Default"/>
        <table:table-row table:style-name="ro1">
          <table:table-cell table:style-name="ce1" office:value-type="string" calcext:value-type="string">
            <text:p>P: Produto (A produção total da economia em bens e serviços)</text:p>
          </table:table-cell>
          <table:table-cell table:style-name="ce2" table:number-columns-repeated="4"/>
          <table:table-cell table:style-name="ce9" office:value-type="string" calcext:value-type="string">
            <text:p>Investidores</text:p>
          </table:table-cell>
          <table:table-cell table:style-name="ce9"/>
          <table:table-cell table:style-name="ce9" office:value-type="string" calcext:value-type="string">
            <text:p>Consumidores</text:p>
          </table:table-cell>
          <table:table-cell table:style-name="ce2" table:number-columns-repeated="4"/>
          <table:table-cell table:number-columns-repeated="52"/>
        </table:table-row>
        <table:table-row table:style-name="ro1">
          <table:table-cell table:style-name="ce1" office:value-type="string" calcext:value-type="string">
            <text:p>Y: renda agregada (salários, lucros, aluguéis, pensões etc)</text:p>
          </table:table-cell>
          <table:table-cell table:style-name="ce2"/>
          <table:table-cell table:style-name="ce6" table:formula="of:=SUM([.H3:.I27])" office:value-type="float" office:value="319999.990463257" calcext:value-type="float">
            <text:p>319999,990463257</text:p>
          </table:table-cell>
          <table:table-cell table:style-name="ce2" table:number-columns-repeated="2"/>
          <table:table-cell table:style-name="ce2" office:value-type="string" calcext:value-type="string">
            <text:p>Kassio</text:p>
          </table:table-cell>
          <table:table-cell table:style-name="ce2"/>
          <table:table-cell table:style-name="ce2" office:value-type="string" calcext:value-type="string">
            <text:p>Rafael</text:p>
          </table:table-cell>
          <table:table-cell table:style-name="ce2" office:value-type="string" calcext:value-type="string">
            <text:p>Andrea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3" office:value-type="string" calcext:value-type="string">
            <text:p>P = Y</text:p>
          </table:table-cell>
          <table:table-cell table:style-name="ce6"/>
          <table:table-cell table:style-name="ce2" table:number-columns-repeated="2"/>
          <table:table-cell table:style-name="ce2" office:value-type="float" office:value="144000" calcext:value-type="float">
            <text:p>144000</text:p>
          </table:table-cell>
          <table:table-cell table:style-name="ce2"/>
          <table:table-cell table:style-name="ce2" office:value-type="float" office:value="120000" calcext:value-type="float">
            <text:p>120000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4"/>
          <table:table-cell table:style-name="ce2" table:number-columns-repeated="2"/>
          <table:table-cell table:style-name="ce2" office:value-type="string" calcext:value-type="string">
            <text:p>Retorno Previsto</text:p>
          </table:table-cell>
          <table:table-cell table:style-name="ce19" office:value-type="percentage" office:value="0.1" calcext:value-type="percentage">
            <text:p>10,00%</text:p>
          </table:table-cell>
          <table:table-cell table:style-name="ce2"/>
          <table:table-cell table:style-name="ce2" table:formula="of:=[.H3]/[.C$25]" office:value-type="float" office:value="60000" calcext:value-type="float">
            <text:p>60000</text:p>
          </table:table-cell>
          <table:table-cell table:style-name="ce2" table:formula="of:=[.I3]/[.C$25]" office:value-type="float" office:value="20000" calcext:value-type="float">
            <text:p>20000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C: Consumo agregado</text:p>
          </table:table-cell>
          <table:table-cell table:style-name="ce2"/>
          <table:table-cell table:style-name="ce6" table:formula="of:=[.C14]" office:value-type="float" office:value="160999.995231628" calcext:value-type="float">
            <text:p>160999,995231628</text:p>
          </table:table-cell>
          <table:table-cell table:style-name="ce2" table:number-columns-repeated="4"/>
          <table:table-cell table:style-name="ce2" table:formula="of:=[.H4]/[.C$25]" office:value-type="float" office:value="30000" calcext:value-type="float">
            <text:p>30000</text:p>
          </table:table-cell>
          <table:table-cell table:style-name="ce2" table:formula="of:=[.I4]/[.C$25]" office:value-type="float" office:value="10000" calcext:value-type="float">
            <text:p>10000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I: Investimento agregado</text:p>
          </table:table-cell>
          <table:table-cell table:style-name="ce2"/>
          <table:table-cell table:style-name="ce6" table:formula="of:=SUM([.F3:.F14])" office:value-type="float" office:value="144000.2" calcext:value-type="float">
            <text:p>144000,2</text:p>
          </table:table-cell>
          <table:table-cell table:style-name="ce2"/>
          <table:table-cell table:style-name="ce2" office:value-type="string" calcext:value-type="string">
            <text:p>Imposto</text:p>
          </table:table-cell>
          <table:table-cell table:style-name="ce19" office:value-type="percentage" office:value="0.1" calcext:value-type="percentage">
            <text:p>10,00%</text:p>
          </table:table-cell>
          <table:table-cell table:style-name="ce2"/>
          <table:table-cell table:style-name="ce2" table:formula="of:=[.H5]/[.C$25]" office:value-type="float" office:value="15000" calcext:value-type="float">
            <text:p>15000</text:p>
          </table:table-cell>
          <table:table-cell table:style-name="ce2" table:formula="of:=[.I5]/[.C$25]" office:value-type="float" office:value="5000" calcext:value-type="float">
            <text:p>5000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S: Poupança agregada</text:p>
          </table:table-cell>
          <table:table-cell table:style-name="ce2"/>
          <table:table-cell table:style-name="ce6" table:formula="of:=[.C12]" office:value-type="float" office:value="158999.995231628" calcext:value-type="float">
            <text:p>158999,995231628</text:p>
          </table:table-cell>
          <table:table-cell table:style-name="ce2" table:number-columns-repeated="4"/>
          <table:table-cell table:style-name="ce2" table:formula="of:=[.H6]/[.C$25]" office:value-type="float" office:value="7500" calcext:value-type="float">
            <text:p>7500</text:p>
          </table:table-cell>
          <table:table-cell table:style-name="ce2" table:formula="of:=[.I6]/[.C$25]" office:value-type="float" office:value="2500" calcext:value-type="float">
            <text:p>2500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Pmgc: propensão marginal a consumir</text:p>
          </table:table-cell>
          <table:table-cell table:style-name="ce2"/>
          <table:table-cell table:style-name="ce7" office:value-type="float" office:value="0.5" calcext:value-type="float">
            <text:p>0,5</text:p>
          </table:table-cell>
          <table:table-cell table:style-name="ce2" table:number-columns-repeated="4"/>
          <table:table-cell table:style-name="ce2" table:formula="of:=[.H7]/[.C$25]" office:value-type="float" office:value="3750" calcext:value-type="float">
            <text:p>3750</text:p>
          </table:table-cell>
          <table:table-cell table:style-name="ce2" table:formula="of:=[.I7]/[.C$25]" office:value-type="float" office:value="1250" calcext:value-type="float">
            <text:p>1250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A: Gasto Autônomo (despesa que independe da renda)</text:p>
          </table:table-cell>
          <table:table-cell table:style-name="ce2"/>
          <table:table-cell table:style-name="ce6"/>
          <table:table-cell table:style-name="ce2" table:number-columns-repeated="4"/>
          <table:table-cell table:style-name="ce2" table:formula="of:=[.H8]/[.C$25]" office:value-type="float" office:value="1875" calcext:value-type="float">
            <text:p>1875</text:p>
          </table:table-cell>
          <table:table-cell table:style-name="ce2" table:formula="of:=[.I8]/[.C$25]" office:value-type="float" office:value="625" calcext:value-type="float">
            <text:p>6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3" office:value-type="string" calcext:value-type="string">
            <text:p>Y = C + I = C + S</text:p>
          </table:table-cell>
          <table:table-cell table:style-name="ce8" table:formula="of:=([.C6]+[.C5])" office:value-type="float" office:value="305000.195231628" calcext:value-type="float">
            <text:p>305000,195231628</text:p>
          </table:table-cell>
          <table:table-cell table:style-name="ce2" table:number-columns-repeated="4"/>
          <table:table-cell table:style-name="ce2" table:formula="of:=[.H9]/[.C$25]" office:value-type="float" office:value="937.5" calcext:value-type="float">
            <text:p>937,5</text:p>
          </table:table-cell>
          <table:table-cell table:style-name="ce2" table:formula="of:=[.I9]/[.C$25]" office:value-type="float" office:value="312.5" calcext:value-type="float">
            <text:p>312,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 table:number-columns-repeated="7"/>
          <table:table-cell table:style-name="ce2" table:formula="of:=[.H10]/[.C$25]" office:value-type="float" office:value="468.75" calcext:value-type="float">
            <text:p>468,75</text:p>
          </table:table-cell>
          <table:table-cell table:style-name="ce2" table:formula="of:=[.I10]/[.C$25]" office:value-type="float" office:value="156.25" calcext:value-type="float">
            <text:p>156,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3" office:value-type="string" calcext:value-type="string">
            <text:p>S = Y - C</text:p>
          </table:table-cell>
          <table:table-cell table:style-name="ce6" table:formula="of:=[.C2]-[.C14]" office:value-type="float" office:value="158999.995231628" calcext:value-type="float">
            <text:p>158999,995231628</text:p>
          </table:table-cell>
          <table:table-cell table:style-name="ce2" table:number-columns-repeated="4"/>
          <table:table-cell table:style-name="ce2" table:formula="of:=[.H11]/[.C$25]" office:value-type="float" office:value="234.375" calcext:value-type="float">
            <text:p>234,375</text:p>
          </table:table-cell>
          <table:table-cell table:style-name="ce2" table:formula="of:=[.I11]/[.C$25]" office:value-type="float" office:value="78.125" calcext:value-type="float">
            <text:p>78,1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5" office:value-type="string" calcext:value-type="string">
            <text:p>Co</text:p>
          </table:table-cell>
          <table:table-cell table:style-name="ce6" office:value-type="float" office:value="1000" calcext:value-type="float">
            <text:p>1000</text:p>
          </table:table-cell>
          <table:table-cell table:style-name="ce2" table:number-columns-repeated="4"/>
          <table:table-cell table:style-name="ce2" table:formula="of:=[.H12]/[.C$25]" office:value-type="float" office:value="117.1875" calcext:value-type="float">
            <text:p>117,1875</text:p>
          </table:table-cell>
          <table:table-cell table:style-name="ce2" table:formula="of:=[.I12]/[.C$25]" office:value-type="float" office:value="39.0625" calcext:value-type="float">
            <text:p>39,06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3" office:value-type="string" calcext:value-type="string">
            <text:p>C = Co + pmgc Y</text:p>
          </table:table-cell>
          <table:table-cell table:style-name="ce6" table:formula="of:=[.C13]+[.C8]*[.C2]" office:value-type="float" office:value="160999.995231628" calcext:value-type="float">
            <text:p>160999,995231628</text:p>
          </table:table-cell>
          <table:table-cell table:style-name="ce2" table:number-columns-repeated="4"/>
          <table:table-cell table:style-name="ce2" table:formula="of:=[.H13]/[.C$25]" office:value-type="float" office:value="58.59375" calcext:value-type="float">
            <text:p>58,59375</text:p>
          </table:table-cell>
          <table:table-cell table:style-name="ce2" table:formula="of:=[.I13]/[.C$25]" office:value-type="float" office:value="19.53125" calcext:value-type="float">
            <text:p>19,531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1"/>
          <table:table-cell table:style-name="ce2" table:number-columns-repeated="5"/>
          <table:table-cell table:style-name="ce2" table:formula="of:=[.H14]/[.C$25]" office:value-type="float" office:value="29.296875" calcext:value-type="float">
            <text:p>29,296875</text:p>
          </table:table-cell>
          <table:table-cell table:style-name="ce2" table:formula="of:=[.I14]/[.C$25]" office:value-type="float" office:value="9.765625" calcext:value-type="float">
            <text:p>9,7656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Y = C + I</text:p>
          </table:table-cell>
          <table:table-cell table:style-name="ce2" table:number-columns-repeated="6"/>
          <table:table-cell table:style-name="ce2" table:formula="of:=[.H15]/[.C$25]" office:value-type="float" office:value="14.6484375" calcext:value-type="float">
            <text:p>14,6484375</text:p>
          </table:table-cell>
          <table:table-cell table:style-name="ce2" table:formula="of:=[.I15]/[.C$25]" office:value-type="float" office:value="4.8828125" calcext:value-type="float">
            <text:p>4,88281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Y = (Co + pmgc Y) + I</text:p>
          </table:table-cell>
          <table:table-cell table:style-name="ce2" table:number-columns-repeated="6"/>
          <table:table-cell table:style-name="ce2" table:formula="of:=[.H16]/[.C$25]" office:value-type="float" office:value="7.32421875" calcext:value-type="float">
            <text:p>7,32421875</text:p>
          </table:table-cell>
          <table:table-cell table:style-name="ce2" table:formula="of:=[.I16]/[.C$25]" office:value-type="float" office:value="2.44140625" calcext:value-type="float">
            <text:p>2,441406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Y = Co + pmgc Y + I</text:p>
          </table:table-cell>
          <table:table-cell table:style-name="ce2" table:number-columns-repeated="6"/>
          <table:table-cell table:style-name="ce2" table:formula="of:=[.H17]/[.C$25]" office:value-type="float" office:value="3.662109375" calcext:value-type="float">
            <text:p>3,662109375</text:p>
          </table:table-cell>
          <table:table-cell table:style-name="ce2" table:formula="of:=[.I17]/[.C$25]" office:value-type="float" office:value="1.220703125" calcext:value-type="float">
            <text:p>1,2207031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Y - pmgc Y = Co + I</text:p>
          </table:table-cell>
          <table:table-cell table:style-name="ce2" table:number-columns-repeated="6"/>
          <table:table-cell table:style-name="ce2" table:formula="of:=[.H18]/[.C$25]" office:value-type="float" office:value="1.8310546875" calcext:value-type="float">
            <text:p>1,8310546875</text:p>
          </table:table-cell>
          <table:table-cell table:style-name="ce2" table:formula="of:=[.I18]/[.C$25]" office:value-type="float" office:value="0.6103515625" calcext:value-type="float">
            <text:p>0,61035156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(1 - pmgc) Y = A</text:p>
          </table:table-cell>
          <table:table-cell table:style-name="ce2"/>
          <table:table-cell table:style-name="ce2" table:formula="of:=(1-[.C8])*[.C26]" office:value-type="float" office:value="0" calcext:value-type="float">
            <text:p>0</text:p>
          </table:table-cell>
          <table:table-cell table:style-name="ce2" table:number-columns-repeated="4"/>
          <table:table-cell table:style-name="ce2" table:formula="of:=[.H19]/[.C$25]" office:value-type="float" office:value="0.91552734375" calcext:value-type="float">
            <text:p>0,91552734375</text:p>
          </table:table-cell>
          <table:table-cell table:style-name="ce2" table:formula="of:=[.I19]/[.C$25]" office:value-type="float" office:value="0.30517578125" calcext:value-type="float">
            <text:p>0,305175781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3" office:value-type="string" calcext:value-type="string">
            <text:p>Y = A / (1 - pmgc)</text:p>
          </table:table-cell>
          <table:table-cell table:style-name="ce6"/>
          <table:table-cell table:style-name="ce2"/>
          <table:table-cell table:style-name="ce2" office:value-type="string" calcext:value-type="string">
            <text:p>Selic</text:p>
          </table:table-cell>
          <table:table-cell table:style-name="ce19" office:value-type="percentage" office:value="0.08" calcext:value-type="percentage">
            <text:p>8,00%</text:p>
          </table:table-cell>
          <table:table-cell table:style-name="ce2"/>
          <table:table-cell table:style-name="ce2" table:formula="of:=[.H20]/[.C$25]" office:value-type="float" office:value="0.457763671875" calcext:value-type="float">
            <text:p>0,457763671875</text:p>
          </table:table-cell>
          <table:table-cell table:style-name="ce2" table:formula="of:=[.I20]/[.C$25]" office:value-type="float" office:value="0.152587890625" calcext:value-type="float">
            <text:p>0,1525878906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3" office:value-type="string" calcext:value-type="string">
            <text:p>Y = (1 / (1 - pmgc)) A</text:p>
          </table:table-cell>
          <table:table-cell table:style-name="ce6"/>
          <table:table-cell table:style-name="ce2" table:number-columns-repeated="4"/>
          <table:table-cell table:style-name="ce2" table:formula="of:=[.H21]/[.C$25]" office:value-type="float" office:value="0.2288818359375" calcext:value-type="float">
            <text:p>0,2288818359375</text:p>
          </table:table-cell>
          <table:table-cell table:style-name="ce2" table:formula="of:=[.I21]/[.C$25]" office:value-type="float" office:value="0.0762939453125" calcext:value-type="float">
            <text:p>0,07629394531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 table:number-columns-repeated="7"/>
          <table:table-cell table:style-name="ce2" table:formula="of:=[.H22]/[.C$25]" office:value-type="float" office:value="0.11444091796875" calcext:value-type="float">
            <text:p>0,11444091796875</text:p>
          </table:table-cell>
          <table:table-cell table:style-name="ce2" table:formula="of:=[.I22]/[.C$25]" office:value-type="float" office:value="0.03814697265625" calcext:value-type="float">
            <text:p>0,038146972656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1" office:value-type="string" calcext:value-type="string">
            <text:p>K: multiplicador de investimentos</text:p>
          </table:table-cell>
          <table:table-cell table:style-name="ce2" table:number-columns-repeated="6"/>
          <table:table-cell table:style-name="ce2" table:formula="of:=[.H23]/[.C$25]" office:value-type="float" office:value="0.057220458984375" calcext:value-type="float">
            <text:p>0,057220458984375</text:p>
          </table:table-cell>
          <table:table-cell table:style-name="ce2" table:formula="of:=[.I23]/[.C$25]" office:value-type="float" office:value="0.019073486328125" calcext:value-type="float">
            <text:p>0,019073486328125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3" office:value-type="string" calcext:value-type="string">
            <text:p>K = 1 / (1 - pmgc)</text:p>
          </table:table-cell>
          <table:table-cell table:style-name="ce6" table:formula="of:=1/(1-[.C8])" office:value-type="float" office:value="2" calcext:value-type="float">
            <text:p>2</text:p>
          </table:table-cell>
          <table:table-cell table:style-name="ce2" table:number-columns-repeated="4"/>
          <table:table-cell table:style-name="ce2" table:formula="of:=[.H24]/[.C$25]" office:value-type="float" office:value="0.0286102294921875" calcext:value-type="float">
            <text:p>0,028610229492188</text:p>
          </table:table-cell>
          <table:table-cell table:style-name="ce2" table:formula="of:=[.I24]/[.C$25]" office:value-type="float" office:value="0.0095367431640625" calcext:value-type="float">
            <text:p>0,009536743164063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3" office:value-type="string" calcext:value-type="string">
            <text:p>Y = K A</text:p>
          </table:table-cell>
          <table:table-cell table:style-name="ce6"/>
          <table:table-cell table:style-name="ce2" table:number-columns-repeated="4"/>
          <table:table-cell table:style-name="ce2" table:formula="of:=[.H25]/[.C$25]" office:value-type="float" office:value="0.0143051147460938" calcext:value-type="float">
            <text:p>0,014305114746094</text:p>
          </table:table-cell>
          <table:table-cell table:style-name="ce2" table:formula="of:=[.I25]/[.C$25]" office:value-type="float" office:value="0.00476837158203125" calcext:value-type="float">
            <text:p>0,004768371582031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 table:number-columns-repeated="7"/>
          <table:table-cell table:style-name="ce2" table:formula="of:=[.H26]/[.C$25]" office:value-type="float" office:value="0.00715255737304688" calcext:value-type="float">
            <text:p>0,007152557373047</text:p>
          </table:table-cell>
          <table:table-cell table:style-name="ce2" table:formula="of:=[.I26]/[.C$25]" office:value-type="float" office:value="0.00238418579101562" calcext:value-type="float">
            <text:p>0,002384185791016</text:p>
          </table:table-cell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 table:number-columns-repeated="12"/>
          <table:table-cell table:number-columns-repeated="52"/>
        </table:table-row>
        <table:table-row table:style-name="ro1" table:number-rows-repeated="972">
          <table:table-cell table:number-columns-repeated="2"/>
          <table:table-cell table:style-name="ce2"/>
          <table:table-cell table:number-columns-repeated="61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lanilha2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"/>
        <table:table-column table:style-name="co16" table:number-columns-repeated="12" table:default-cell-style-name="Default"/>
        <table:table-column table:style-name="co15" table:default-cell-style-name="Default"/>
        <table:table-row table:style-name="ro3">
          <table:table-cell table:style-name="ce21" office:value-type="string" calcext:value-type="string">
            <text:p>Cenário 1</text:p>
          </table:table-cell>
          <table:table-cell/>
          <table:table-cell table:style-name="ce21" office:value-type="string" calcext:value-type="string">
            <text:p>Timeline (T)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21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1" office:value-type="string" calcext:value-type="string">
            <text:p>Medidas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Resultado</text:p>
          </table:table-cell>
        </table:table-row>
        <table:table-row table:style-name="ro3">
          <table:table-cell office:value-type="string" calcext:value-type="string">
            <text:p>Passar o Tempo</text:p>
          </table:table-cell>
          <table:table-cell/>
          <table:table-cell table:style-name="ce21" office:value-type="string" calcext:value-type="string">
            <text:p>PIB</text:p>
          </table:table-cell>
          <table:table-cell table:style-name="ce22" table:formula="of:=[.B7]" office:value-type="currency" office:currency="BRL" office:value="1400000000" calcext:value-type="currency">
            <text:p>R$ 1.400.000.000,00</text:p>
          </table:table-cell>
          <table:table-cell table:number-columns-repeated="12"/>
          <table:table-cell table:style-name="ce22" table:formula="of:=[.D4]+([.D4]*[.Q5])" office:value-type="currency" office:currency="BRL" office:value="1444493318.86465" calcext:value-type="currency">
            <text:p>R$ 1.444.493.318,86</text:p>
          </table:table-cell>
        </table:table-row>
        <table:table-row table:style-name="ro3">
          <table:table-cell table:number-columns-repeated="2"/>
          <table:table-cell table:style-name="ce21" office:value-type="string" calcext:value-type="string">
            <text:p>Previsão Anual</text:p>
          </table:table-cell>
          <table:table-cell table:style-name="ce23" table:formula="of:=[.B17]" office:value-type="percentage" office:value="0.03" calcext:value-type="percentage">
            <text:p>3,00%</text:p>
          </table:table-cell>
          <table:table-cell table:number-columns-repeated="2"/>
          <table:table-cell table:style-name="ce23" table:formula="of:=[.B18]+(RAND()*[.B26])" office:value-type="percentage" office:value="0.0266272692964835" calcext:value-type="percentage">
            <text:p>2,66%</text:p>
          </table:table-cell>
          <table:table-cell table:number-columns-repeated="2"/>
          <table:table-cell table:style-name="ce23" table:formula="of:=[.B18]+(RAND()*[.B26])" office:value-type="percentage" office:value="0.028633936066808" calcext:value-type="percentage">
            <text:p>2,86%</text:p>
          </table:table-cell>
          <table:table-cell table:number-columns-repeated="2"/>
          <table:table-cell table:style-name="ce23" table:formula="of:=[.B18]+(RAND()*[.B26])" office:value-type="percentage" office:value="0.0342063354905587" calcext:value-type="percentage">
            <text:p>3,42%</text:p>
          </table:table-cell>
          <table:table-cell table:number-columns-repeated="2"/>
          <table:table-cell table:style-name="ce23" table:formula="of:=[.B18]+(RAND()*[.B26])" office:value-type="percentage" office:value="0.0256399493612151" calcext:value-type="percentage">
            <text:p>2,56%</text:p>
          </table:table-cell>
          <table:table-cell table:style-name="ce23" table:formula="of:=[.B18]+(RAND()*[.B26])" office:value-type="percentage" office:value="0.0317809420461772" calcext:value-type="percentage">
            <text:p>3,18%</text:p>
          </table:table-cell>
        </table:table-row>
        <table:table-row table:style-name="ro3">
          <table:table-cell table:style-name="ce21" office:value-type="string" calcext:value-type="string">
            <text:p>Variáveis Exibidas</text:p>
          </table:table-cell>
          <table:table-cell/>
          <table:table-cell table:style-name="ce21" office:value-type="string" calcext:value-type="string">
            <text:p>Previsão Próximo Mês</text:p>
          </table:table-cell>
          <table:table-cell table:style-name="ce23" table:formula="of:=[.B19]" office:value-type="percentage" office:value="0.00222354423556763" calcext:value-type="percentage">
            <text:p>0,22%</text:p>
          </table:table-cell>
          <table:table-cell table:style-name="ce23" table:formula="of:=RAND()*[.$B$24]" office:value-type="percentage" office:value="0.00118169553553553" calcext:value-type="percentage">
            <text:p>0,12%</text:p>
          </table:table-cell>
          <table:table-cell table:style-name="ce23" table:formula="of:=RAND()*[.$B$24]" office:value-type="percentage" office:value="0.00202350888608283" calcext:value-type="percentage">
            <text:p>0,20%</text:p>
          </table:table-cell>
          <table:table-cell table:style-name="ce23" table:formula="of:=RAND()*[.$B$24]" office:value-type="percentage" office:value="0.00208863337102925" calcext:value-type="percentage">
            <text:p>0,21%</text:p>
          </table:table-cell>
          <table:table-cell table:style-name="ce23" table:formula="of:=RAND()*[.$B$24]" office:value-type="percentage" office:value="0.0032681045337995" calcext:value-type="percentage">
            <text:p>0,33%</text:p>
          </table:table-cell>
          <table:table-cell table:style-name="ce23" table:formula="of:=RAND()*[.$B$24]" office:value-type="percentage" office:value="0.00462659603960394" calcext:value-type="percentage">
            <text:p>0,46%</text:p>
          </table:table-cell>
          <table:table-cell table:style-name="ce23" table:formula="of:=RAND()*[.$B$24]" office:value-type="percentage" office:value="0.00295513118075822" calcext:value-type="percentage">
            <text:p>0,30%</text:p>
          </table:table-cell>
          <table:table-cell table:style-name="ce23" table:formula="of:=RAND()*[.$B$24]" office:value-type="percentage" office:value="0.00209393170259739" calcext:value-type="percentage">
            <text:p>0,21%</text:p>
          </table:table-cell>
          <table:table-cell table:style-name="ce23" table:formula="of:=RAND()*[.$B$24]" office:value-type="percentage" office:value="0.000659904042939748" calcext:value-type="percentage">
            <text:p>0,07%</text:p>
          </table:table-cell>
          <table:table-cell table:style-name="ce23" table:formula="of:=RAND()*[.$B$24]" office:value-type="percentage" office:value="0.00312321015727611" calcext:value-type="percentage">
            <text:p>0,31%</text:p>
          </table:table-cell>
          <table:table-cell table:style-name="ce23" table:formula="of:=RAND()*[.$B$24]" office:value-type="percentage" office:value="0.00150751678500036" calcext:value-type="percentage">
            <text:p>0,15%</text:p>
          </table:table-cell>
          <table:table-cell table:style-name="ce23" table:formula="of:=RAND()*[.$B$24]" office:value-type="percentage" office:value="0.000143299288304655" calcext:value-type="percentage">
            <text:p>0,01%</text:p>
          </table:table-cell>
          <table:table-cell table:style-name="ce23" table:formula="of:=RAND()*[.$B$24]" office:value-type="percentage" office:value="0.000627394803052926" calcext:value-type="percentage">
            <text:p>0,06%</text:p>
          </table:table-cell>
          <table:table-cell/>
        </table:table-row>
        <table:table-row table:style-name="ro3">
          <table:table-cell office:value-type="string" calcext:value-type="string">
            <text:p>PIB Inicial</text:p>
          </table:table-cell>
          <table:table-cell table:style-name="ce22" table:formula="of:=[.B10]*[.B14]" office:value-type="currency" office:currency="BRL" office:value="1400000000" calcext:value-type="currency">
            <text:p>R$ 1.400.000.000,00</text:p>
          </table:table-cell>
          <table:table-cell table:style-name="ce21" office:value-type="string" calcext:value-type="string">
            <text:p>PIB Consumo</text:p>
          </table:table-cell>
          <table:table-cell table:style-name="ce22" table:formula="of:=[.B7]*[.B15]" office:value-type="currency" office:currency="BRL" office:value="980000000" calcext:value-type="currency">
            <text:p>R$ 980.000.000,00</text:p>
          </table:table-cell>
          <table:table-cell table:number-columns-repeated="12"/>
          <table:table-cell table:style-name="ce22" table:formula="of:=[.Q4]*[.B15]" office:value-type="currency" office:currency="BRL" office:value="1011145323.20525" calcext:value-type="currency">
            <text:p>R$ 1.011.145.323,21</text:p>
          </table:table-cell>
        </table:table-row>
        <table:table-row table:style-name="ro3">
          <table:table-cell table:number-columns-repeated="2"/>
          <table:table-cell table:style-name="ce21" office:value-type="string" calcext:value-type="string">
            <text:p>PIB Investimento</text:p>
          </table:table-cell>
          <table:table-cell table:style-name="ce22" table:formula="of:=[.B7]*[.B16]" office:value-type="currency" office:currency="BRL" office:value="420000000" calcext:value-type="currency">
            <text:p>R$ 420.000.000,00</text:p>
          </table:table-cell>
          <table:table-cell table:number-columns-repeated="12"/>
          <table:table-cell table:style-name="ce22" table:formula="of:=[.Q4]*[.B16]" office:value-type="currency" office:currency="BRL" office:value="433347995.659394" calcext:value-type="currency">
            <text:p>R$ 433.347.995,66</text:p>
          </table:table-cell>
        </table:table-row>
        <table:table-row table:style-name="ro3">
          <table:table-cell table:style-name="ce21" office:value-type="string" calcext:value-type="string">
            <text:p>Variáveis Selecionadas Pelo Usuário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População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Tempo de Jogo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1" office:value-type="string" calcext:value-type="string">
            <text:p>Parâmetros Ocultos Iniciai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Base PIB Por Pessoa</text:p>
          </table:table-cell>
          <table:table-cell table:style-name="ce22" office:value-type="currency" office:currency="BRL" office:value="14000" calcext:value-type="currency">
            <text:p>R$ 14.000,00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PIB Consumo (%)</text:p>
          </table:table-cell>
          <table:table-cell table:style-name="ce23" office:value-type="percentage" office:value="0.7" calcext:value-type="percentage">
            <text:p>70,00%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PIB Investimento (%)</text:p>
          </table:table-cell>
          <table:table-cell table:style-name="ce23" office:value-type="percentage" office:value="0.3" calcext:value-type="percentage">
            <text:p>30,00%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PIB Previsão Anual (%)</text:p>
          </table:table-cell>
          <table:table-cell table:style-name="ce23" office:value-type="percentage" office:value="0.03" calcext:value-type="percentage">
            <text:p>3,00%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PIB Base Previsão Com Vairiação</text:p>
          </table:table-cell>
          <table:table-cell table:style-name="ce23" office:value-type="percentage" office:value="0.025" calcext:value-type="percentage">
            <text:p>2,50%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PIB Previsão Mensal Inicial ((Anual + Variância) / 12)</text:p>
          </table:table-cell>
          <table:table-cell table:style-name="ce24" table:formula="of:=(([.B18]+(RAND()*[.B26]))/12)" office:value-type="percentage" office:value="0.00222354423556763" calcext:value-type="percentage">
            <text:p>0,22235%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Frequência Cálculo do PIB (T)</text:p>
          </table:table-cell>
          <table:table-cell table:style-name="ce25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Frequência Cálculo da Previsão Anual do PIB (T)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Frequência Cálculo da Previsão do PIB Para Próximo Mes (T)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F. de Compração Entre Previsão e Resultado do PIB (T)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Variação do PIB e Previsão do PIB (Positivo) Até…</text:p>
          </table:table-cell>
          <table:table-cell table:style-name="ce23" office:value-type="percentage" office:value="0.005" calcext:value-type="percentage">
            <text:p>0,50%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Variação do PIB e Previsão do PIB (Negativo) Até…</text:p>
          </table:table-cell>
          <table:table-cell table:style-name="ce23" office:value-type="percentage" office:value="-0.005" calcext:value-type="percentage">
            <text:p>-0,50%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Variação do PIB e Previsão do PIB (Módulo P/ Cálculo)</text:p>
          </table:table-cell>
          <table:table-cell table:style-name="ce23" office:value-type="percentage" office:value="0.01" calcext:value-type="percentage">
            <text:p>1,00%</text:p>
          </table:table-cell>
          <table:table-cell table:number-columns-repeated="15"/>
        </table:table-row>
        <table:table-row table:style-name="ro3" table:number-rows-repeated="13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number:percentage-style style:name="N112">
      <number:number number:decimal-places="3" loext:min-decimal-places="3" number:min-integer-digits="1"/>
      <number:text>%</number:text>
    </number:percentage-style>
    <number:percentage-style style:name="N113">
      <number:number number:decimal-places="4" loext:min-decimal-places="4" number:min-integer-digits="1"/>
      <number:text>%</number:text>
    </number:percentage-style>
    <number:percentage-style style:name="N114">
      <number:number number:decimal-places="5" loext:min-decimal-places="5" number:min-integer-digits="1"/>
      <number:text>%</number:text>
    </number:percentage-style>
    <number:percentage-style style:name="N115">
      <number:number number:decimal-places="6" loext:min-decimal-places="6" number:min-integer-digits="1"/>
      <number:text>%</number:text>
    </number:percentage-style>
    <number:number-style style:name="N116">
      <number:number number:decimal-places="3" loext:min-decimal-places="3" number:min-integer-digits="1" number:grouping="true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5" loext:min-decimal-places="5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0:14:41.785596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3-12T14:14:37</meta:creation-date>
    <meta:initial-creator>Kassio Pereira Schaider</meta:initial-creator>
    <meta:generator>LibreOffice/6.4.5.2$Linux_X86_64 LibreOffice_project/1ed6aca320d7f4d82924e6cec66e4f7527376448</meta:generator>
    <dc:date>2020-08-21T15:54:56.674035154</dc:date>
    <meta:editing-duration>PT1H39M37S</meta:editing-duration>
    <meta:editing-cycles>2</meta:editing-cycles>
    <meta:document-statistic meta:table-count="2" meta:cell-count="178" meta:object-count="0"/>
    <meta:user-defined meta:name="WorkbookGuid">7f900f38-6cad-4a95-96a2-d9c47c108319</meta:user-defined>
  </office:meta>
</office:document-meta>
</file>